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variant="normal" fo:text-transform="none" fo:color="#000000" style:font-name="Times New Roman1" fo:font-size="14pt" fo:letter-spacing="normal" fo:font-style="normal" style:text-underline-style="none" fo:font-weight="bold"/>
    </style:style>
    <style:style style:name="P2" style:family="paragraph" style:parent-style-name="Text_20_body">
      <style:paragraph-properties fo:text-align="start" style:justify-single-word="false"/>
    </style:style>
    <style:style style:name="P3" style:family="paragraph" style:parent-style-name="Text_20_body">
      <style:text-properties style:text-underline-style="none"/>
    </style:style>
    <style:style style:name="P4" style:family="paragraph" style:parent-style-name="Text_20_body">
      <style:paragraph-properties fo:text-align="start" style:justify-single-word="false"/>
      <style:text-properties style:text-underline-style="none"/>
    </style:style>
    <style:style style:name="P5" style:family="paragraph" style:parent-style-name="Heading_20_1">
      <style:paragraph-properties fo:text-align="center" style:justify-single-word="false"/>
      <style:text-properties style:text-underline-style="solid" style:text-underline-width="auto" style:text-underline-color="font-color"/>
    </style:style>
    <style:style style:name="T1" style:family="text">
      <style:text-properties style:text-underline-style="solid" style:text-underline-width="auto" style:text-underline-color="font-color"/>
    </style:style>
    <style:style style:name="T2" style:family="text">
      <style:text-properties style:text-line-through-style="none" style:font-name="Arial1" fo:font-size="11.25pt" fo:font-weight="normal" style:text-blinking="false"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Huoneen lisäys</text:h>
      <text:p text:style-name="P2"><text:span text:style-name="T1"/></text:p>
      <text:p text:style-name="P4">Huonetta lisätessä täytyy huone lisätä erikseen tietokantaan sekä .svg tiedostoon. Neron oletuksena käyttämä .svg tiedosto on kartta.svg.</text:p>
      <text:h text:style-name="Heading_20_2" text:outline-level="2"><text:span text:style-name="T1">Huoneen lisäys tietokantaan</text:span></text:h>
      <text:p text:style-name="P3">Huoneen lisääminen tietokantaan tapahtuu seuraavanalaista muotoa olevilla sql-lauseilla(huone on lisättävä näihin molempiin tauluihin):</text:p>
      <text:p text:style-name="P3"/>
      <text:p text:style-name="P1"><text:bookmark text:name="internal-source-marker_0.8134215455502272"/><text:span text:style-name="T2">INSERT INTO HUONE (HUONE_NRO, PAIKKA_LKM, KOKO, VARUSTELU, KOMMENTTI) </text:span><text:line-break/><text:span text:style-name="T2">VALUES ('A1', 100, 100, NULL, 'Aallon tiloissa työskenteleville')</text:span></text:p>
      <text:p text:style-name="P1"><text:span text:style-name="T2"/></text:p>
      <text:p text:style-name="P1"><text:span text:style-name="T2">Arvojen tyypit ja huomautukset:</text:span></text:p>
      <text:p text:style-name="P1"><text:span text:style-name="T2">HUONE_NRO: varchar, oltava uniikki, ei voi olla null</text:span></text:p>
      <text:p text:style-name="P1"><text:span text:style-name="T2">PAIKKA_LKM: decimal, voi olla null</text:span></text:p>
      <text:p text:style-name="P1"><text:span text:style-name="T2">KOKO: decimal, voi olla null</text:span></text:p>
      <text:p text:style-name="P1"><text:span text:style-name="T2">VARUSTELU: varchar, voi olla null</text:span></text:p>
      <text:p text:style-name="P1"><text:span text:style-name="T2">KOMMENTTI: varchar, voi olla null</text:span><text:line-break/></text:p>
      <text:p text:style-name="P1"><text:line-break/><text:bookmark-start text:name="__DdeLink__17_1679469908"/><text:span text:style-name="T2">INSERT INTO RHUONE (ID</text:span><text:bookmark-start text:name="__DdeLink__4_1679469908"/><text:span text:style-name="T2">, RAKENN_TUNNUS, NUMERO, KERROS_NUMERO, HUONE_NRO, PINTA_ALA, NIMI, KUVAUS</text:span><text:bookmark-end text:name="__DdeLink__4_1679469908"/><text:span text:style-name="T2">) </text:span><text:line-break/><text:span text:style-name="T2">VALUES (</text:span><text:bookmark-start text:name="__DdeLink__19_1679469908"/><text:span text:style-name="T2">(SELECT max(ID)+1 from RHUONE)</text:span><text:bookmark-end text:name="__DdeLink__19_1679469908"/><text:span text:style-name="T2">, 'Aalto', 'A1', 4, 'A1', 100, 'A1', 'Huone Aallossa työskenteleville')</text:span><text:bookmark-end text:name="__DdeLink__17_1679469908"/></text:p>
      <text:p text:style-name="P3"/>
      <text:p text:style-name="P1"><text:span text:style-name="T2">Arvojen tyypit ja huomautukset:</text:span></text:p>
      <text:p text:style-name="P1"><text:span text:style-name="T2">ID: (SELECT max(ID)+1 from RHUONE)</text:span></text:p>
      <text:p text:style-name="P1"><text:span text:style-name="T2">RAKENN_TUNNUS: varchar, hyväksyttävät arvot tällä hetkellä ovat 'Exactum' ja 'Aalto', ei voi olla null</text:span></text:p>
      <text:p text:style-name="P1"><text:span text:style-name="T2">NUMERO: varchar, ei voi olla null</text:span></text:p>
      <text:p text:style-name="P1"><text:span text:style-name="T2">KERROS_NUMERO: decimal, vaihtoehdot '1', '2', '3', '4', ei voi olla null, kerros 4 on muualla kuin Exactumissa työskenteleville tarkoitettu kerros</text:span></text:p>
      <text:p text:style-name="P1"><text:span text:style-name="T2">HUONE_NRO: varchar, laitettava sama arvo, joka huoneelle annettiin lisättäessä se HUONE -tauluun</text:span></text:p>
      <text:p text:style-name="P1"><text:span text:style-name="T2">PINTA_ALA: decimal, ei voi olla null</text:span></text:p>
      <text:p text:style-name="P1"><text:span text:style-name="T2">NIMI: varchar, voi olla null</text:span></text:p>
      <text:p text:style-name="P1"><text:span text:style-name="T2">KUVAUS: varchar, voi olla null</text:span></text:p>
      <text:h text:style-name="Heading_20_2" text:outline-level="2"><text:span text:style-name="T1">Huoneen lisäys .svg tiedostoon</text:span></text:h>
      <text:p text:style-name="P3">Ensin etsitään kartta.svg tiedostosta &lt;g&gt; -elementti joka vastaa kerrosta, johon halutaan lisätä huone. &lt;g&gt; -elementtien id:t ovat 'floor1' - 'floor4'. 'floor4' on tarkoitettu muualla kuin exactumissa sijaitsevien huoneiden esittämiseen ja graafisessa näkymässä sitä esittää merkki A. Tässä vaiheessa täytyy muistaa, että huone on lisättävä samaan kerrokseen, jonka arvon laittoi tietokantaan huonetta sinne lisätessä.</text:p>
      <text:p text:style-name="P3">Kerrosta täytyy aluksi laajentaa, jotta sinne mahtuu lisää huoneita. Tämä tapahtuu muokkaamalla &lt;g&gt; -elementin sisällä olevan &lt;polygon&gt; -elementin attribuuttia 'points'. 'points' -attribuutin arvot ovat pisteitä kartalla muotoa x,y. Helpointa on antaa neljä pistettä, jolloin kerroksesta tulee suorakulmio.</text:p>
      <text:p text:style-name="P3"><text:soft-page-break/>Tämän jälkeen kerrokseen voidaan lisätä huoneita lisäämällä &lt;rect&gt; -elementtejä &lt;g&gt; -elementin sisään. Nämä ovat muotoa:</text:p>
      <text:p text:style-name="P3">&lt;rect id="A1" x="15" y="15" width="85" height="85" class="room"/&gt;</text:p>
      <text:p text:style-name="P3">jossa x ja y ovat huoneen aloituskoordinaatit eli vasemman yläkulman koordinaatit ja width ja height ovat huoneen leveys ja korkeus pikseleinä. Uudelle huoneelle on myös laitettava 'class' -attribuutti ja sen arvoksi ”room”.</text:p>
      <text:p text:style-name="P3">Tässä on huomattava, että huoneen id:n on oltava sama, joka syötettiin aiemmin tietokanta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Lohit Hindi1" svg:font-family="'Lohit Hindi'"/>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 Kolppo</meta:initial-creator>
    <meta:creation-date>2012-11-22T13:36:27</meta:creation-date>
    <dc:date>2012-11-22T15:51:36</dc:date>
    <dc:creator>Simo Kolppo</dc:creator>
    <meta:editing-duration>PT1H29M29S</meta:editing-duration>
    <meta:editing-cycles>5</meta:editing-cycles>
    <meta:generator>LibreOffice/3.5$Linux_X86_64 LibreOffice_project/350m1$Build-2</meta:generator>
    <meta:document-statistic meta:table-count="0" meta:image-count="0" meta:object-count="0" meta:page-count="2" meta:paragraph-count="28" meta:word-count="370" meta:character-count="2661" meta:non-whitespace-character-count="2660"/>
  </office:meta>
</office:document-meta>
</file>